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nitored</text:p>
          </table:table-cell>
          <table:table-cell table:style-name="ce1" office:value-type="string" calcext:value-type="string">
            <text:p>Overhea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ontent length</text:p>
          </table:table-cell>
          <table:table-cell office:value-type="float" office:value="697.274618821257" calcext:value-type="float">
            <text:p>697.274618821257</text:p>
          </table:table-cell>
          <table:table-cell office:value-type="float" office:value="558.989109664322" calcext:value-type="float">
            <text:p>558.989109664322</text:p>
          </table:table-cell>
          <table:table-cell table:formula="of:=100*([.B2]/[.C2]-1)" office:value-type="float" office:value="24.7384979002501" calcext:value-type="float">
            <text:p>24.7384979002501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HEAD request)</text:p>
          </table:table-cell>
          <table:table-cell office:value-type="float" office:value="705.527838839882" calcext:value-type="float">
            <text:p>705.527838839882</text:p>
          </table:table-cell>
          <table:table-cell office:value-type="float" office:value="560.556553927145" calcext:value-type="float">
            <text:p>560.556553927145</text:p>
          </table:table-cell>
          <table:table-cell table:formula="of:=100*([.B3]/[.C3]-1)" office:value-type="float" office:value="25.8620265693261" calcext:value-type="float">
            <text:p>25.8620265693261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204 response)</text:p>
          </table:table-cell>
          <table:table-cell office:value-type="float" office:value="715.829434451523" calcext:value-type="float">
            <text:p>715.829434451523</text:p>
          </table:table-cell>
          <table:table-cell office:value-type="float" office:value="665.501002470555" calcext:value-type="float">
            <text:p>665.501002470555</text:p>
          </table:table-cell>
          <table:table-cell table:formula="of:=100*([.B4]/[.C4]-1)" office:value-type="float" office:value="7.56248777900146" calcext:value-type="float">
            <text:p>7.562487779001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304 response)</text:p>
          </table:table-cell>
          <table:table-cell office:value-type="float" office:value="714.014988579223" calcext:value-type="float">
            <text:p>714.014988579223</text:p>
          </table:table-cell>
          <table:table-cell office:value-type="float" office:value="663.313510158025" calcext:value-type="float">
            <text:p>663.313510158025</text:p>
          </table:table-cell>
          <table:table-cell table:formula="of:=100*([.B5]/[.C5]-1)" office:value-type="float" office:value="7.64366738273115" calcext:value-type="float">
            <text:p>7.64366738273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onsumed data</text:p>
          </table:table-cell>
          <table:table-cell office:value-type="float" office:value="780.391829946764" calcext:value-type="float">
            <text:p>780.391829946764</text:p>
          </table:table-cell>
          <table:table-cell office:value-type="float" office:value="721.652535133125" calcext:value-type="float">
            <text:p>721.652535133125</text:p>
          </table:table-cell>
          <table:table-cell table:formula="of:=100*([.B6]/[.C6]-1)" office:value-type="float" office:value="8.13955358762832" calcext:value-type="float">
            <text:p>8.13955358762832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ite head</text:p>
          </table:table-cell>
          <table:table-cell office:value-type="float" office:value="707.867293226394" calcext:value-type="float">
            <text:p>707.867293226394</text:p>
          </table:table-cell>
          <table:table-cell office:value-type="float" office:value="573.68050637882" calcext:value-type="float">
            <text:p>573.68050637882</text:p>
          </table:table-cell>
          <table:table-cell table:formula="of:=100*([.B7]/[.C7]-1)" office:value-type="float" office:value="23.3905083675557" calcext:value-type="float">
            <text:p>23.39050836755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e end</text:p>
          </table:table-cell>
          <table:table-cell office:value-type="float" office:value="767.991158175961" calcext:value-type="float">
            <text:p>767.991158175961</text:p>
          </table:table-cell>
          <table:table-cell office:value-type="float" office:value="714.811358183448" calcext:value-type="float">
            <text:p>714.811358183448</text:p>
          </table:table-cell>
          <table:table-cell table:formula="of:=100*([.B8]/[.C8]-1)" office:value-type="float" office:value="7.43969711500654" calcext:value-type="float">
            <text:p>7.439697115006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lo world</text:p>
          </table:table-cell>
          <table:table-cell office:value-type="float" office:value="767.164437439638" calcext:value-type="float">
            <text:p>767.164437439638</text:p>
          </table:table-cell>
          <table:table-cell office:value-type="float" office:value="743.631092024401" calcext:value-type="float">
            <text:p>743.631092024401</text:p>
          </table:table-cell>
          <table:table-cell table:formula="of:=100*([.B9]/[.C9]-1)" office:value-type="float" office:value="3.16465323567516" calcext:value-type="float">
            <text:p>3.164653235675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 explorer</text:p>
          </table:table-cell>
          <table:table-cell office:value-type="float" office:value="562.874054838863" calcext:value-type="float">
            <text:p>562.874054838863</text:p>
          </table:table-cell>
          <table:table-cell office:value-type="float" office:value="439.482207062583" calcext:value-type="float">
            <text:p>439.482207062583</text:p>
          </table:table-cell>
          <table:table-cell table:formula="of:=100*([.B10]/[.C10]-1)" office:value-type="float" office:value="28.0766424199533" calcext:value-type="float">
            <text:p>28.0766424199533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 style:data-style-name="N2" text:time-value="14:02:41.072002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9:34:58.192353327</meta:creation-date>
    <dc:date>2018-10-18T14:07:46.036447174</dc:date>
    <dc:creator>Davide Ancona</dc:creator>
    <meta:editing-duration>PT3H54M38S</meta:editing-duration>
    <meta:editing-cycles>64</meta:editing-cycles>
    <meta:generator>LibreOffice/5.3.7.2.0$Linux_X86_64 LibreOffice_project/30$Build-2</meta:generator>
    <meta:document-statistic meta:table-count="1" meta:cell-count="43" meta:object-count="0"/>
  </office:meta>
</office:document-meta>
</file>